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layout-cache" manifest:media-type="application/binary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8pt" fo:font-weight="bold" officeooo:rsid="00022335" officeooo:paragraph-rsid="00022335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8pt" fo:font-weight="bold" officeooo:rsid="0003714a" officeooo:paragraph-rsid="0003714a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8pt" fo:font-weight="bold" officeooo:rsid="0004276a" officeooo:paragraph-rsid="0004276a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size="18pt" fo:font-weight="bold" officeooo:rsid="00053495" officeooo:paragraph-rsid="00053495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8pt" fo:font-weight="bold" officeooo:rsid="0008b55c" officeooo:paragraph-rsid="0008b55c" style:font-weight-asian="bold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8pt" fo:font-weight="bold" officeooo:rsid="000b6d8f" officeooo:paragraph-rsid="000e8aae" style:font-weight-asian="bold" style:font-weight-complex="bold"/>
    </style:style>
    <style:style style:name="P7" style:family="paragraph" style:parent-style-name="Standard">
      <style:text-properties fo:font-size="18pt" style:text-underline-style="none" fo:font-weight="bold" officeooo:rsid="0022ff66" officeooo:paragraph-rsid="0015b631" style:font-weight-asian="bold" style:font-weight-complex="bold"/>
    </style:style>
    <style:style style:name="P8" style:family="paragraph" style:parent-style-name="Standard">
      <style:paragraph-properties fo:text-align="start" style:justify-single-word="false"/>
      <style:text-properties fo:font-size="12pt" fo:font-weight="normal" officeooo:rsid="0003714a" officeooo:paragraph-rsid="0003714a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officeooo:rsid="0004276a" officeooo:paragraph-rsid="0004276a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weight="normal" officeooo:rsid="00053495" officeooo:paragraph-rsid="00053495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weight="normal" officeooo:rsid="00065509" officeooo:paragraph-rsid="00065509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weight="normal" officeooo:rsid="000a703c" officeooo:paragraph-rsid="000a703c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fo:font-size="12pt" fo:font-weight="bold" officeooo:rsid="000b6d8f" officeooo:paragraph-rsid="000e8aae" style:font-weight-asian="bold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ize="12pt" fo:font-weight="bold" officeooo:rsid="001420fa" officeooo:paragraph-rsid="001420fa" style:font-weight-asian="bold" style:font-weight-complex="bold"/>
    </style:style>
    <style:style style:name="P15" style:family="paragraph" style:parent-style-name="Standard">
      <style:text-properties fo:font-size="14pt" style:text-underline-style="none" fo:font-weight="normal" officeooo:rsid="0022ff66" officeooo:paragraph-rsid="0015b631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61bf5" officeooo:paragraph-rsid="00161bf5" style:font-weight-asian="normal" style:font-weight-complex="normal"/>
    </style:style>
    <style:style style:name="P17" style:family="paragraph" style:parent-style-name="Standard">
      <style:text-properties fo:font-size="14pt" style:text-underline-style="none" fo:font-weight="bold" officeooo:rsid="0022ff66" officeooo:paragraph-rsid="0015b631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fo:font-weight="bold" officeooo:rsid="00151a92" officeooo:paragraph-rsid="00151a92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fo:font-size="16pt" style:text-underline-style="none" fo:font-weight="bold" officeooo:rsid="0017f820" officeooo:paragraph-rsid="0017f820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fo:font-size="12pt" fo:font-weight="normal" officeooo:rsid="00151a92" officeooo:paragraph-rsid="00151a92" style:font-weight-asian="normal" style:font-weight-complex="normal"/>
    </style:style>
    <style:style style:name="P21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22ff66" officeooo:paragraph-rsid="0015b631" style:font-weight-asian="normal" style:font-weight-complex="normal"/>
    </style:style>
    <style:style style:name="P22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61bf5" officeooo:paragraph-rsid="00161bf5" style:font-weight-asian="normal" style:font-weight-complex="normal"/>
    </style:style>
    <style:style style:name="P23" style:family="paragraph" style:parent-style-name="Standard">
      <style:paragraph-properties fo:text-align="start" style:justify-single-word="false"/>
      <style:text-properties fo:font-size="16pt" style:text-underline-style="none" fo:font-weight="bold" officeooo:rsid="0017f820" officeooo:paragraph-rsid="0017f820" style:font-weight-asian="bold" style:font-weight-complex="bold"/>
    </style:style>
    <style:style style:name="T1" style:family="text">
      <style:text-properties fo:font-size="14pt"/>
    </style:style>
    <style:style style:name="T2" style:family="text">
      <style:text-properties fo:font-size="14pt" fo:font-weight="normal" officeooo:rsid="001891e9" style:font-weight-asian="normal" style:font-weight-complex="normal"/>
    </style:style>
    <style:style style:name="T3" style:family="text">
      <style:text-properties fo:font-size="14pt" fo:font-weight="normal" officeooo:rsid="00198325" style:font-weight-asian="normal" style:font-weight-complex="normal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2ac587" style:font-weight-asian="normal" style:font-weight-complex="normal"/>
    </style:style>
    <style:style style:name="T6" style:family="text">
      <style:text-properties fo:font-size="12pt"/>
    </style:style>
    <style:style style:name="T7" style:family="text">
      <style:text-properties fo:font-size="12pt" fo:font-weight="normal" style:font-weight-asian="normal" style:font-weight-complex="normal"/>
    </style:style>
    <style:style style:name="T8" style:family="text">
      <style:text-properties fo:font-size="12pt" fo:font-weight="normal" officeooo:rsid="00065509" style:font-weight-asian="normal" style:font-weight-complex="normal"/>
    </style:style>
    <style:style style:name="T9" style:family="text">
      <style:text-properties fo:font-size="12pt" fo:font-weight="normal" officeooo:rsid="000a703c" style:font-weight-asian="normal" style:font-weight-complex="normal"/>
    </style:style>
    <style:style style:name="T10" style:family="text">
      <style:text-properties fo:font-size="12pt" fo:font-weight="normal" officeooo:rsid="000e8aae" style:font-weight-asian="normal" style:font-weight-complex="normal"/>
    </style:style>
    <style:style style:name="T11" style:family="text">
      <style:text-properties fo:font-size="12pt"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Learning </text:p>
      <text:p text:style-name="P1"/>
      <text:p text:style-name="P2">Objective : <text:span text:style-name="T7">is to create video speed controller, where a vertical bar is </text:span></text:p>
      <text:p text:style-name="P8">there which on moving up speeds up and on moving down speeds down.</text:p>
      <text:p text:style-name="P8"/>
      <text:p text:style-name="P3"><text:span text:style-name="T6">Revision : </text:span><text:span text:style-name="T7">video tag </text:span></text:p>
      <text:p text:style-name="P9"/>
      <text:p text:style-name="P4"><text:span text:style-name="T7">&lt;video src= “source of file” width = “10</text:span><text:span text:style-name="T8">0” </text:span><text:span text:style-name="T7">height = “200” controls autoplay&gt;&lt;/video&gt;</text:span></text:p>
      <text:p text:style-name="P10"/>
      <text:p text:style-name="P11">controls <text:s/>: adds play pause <text:s/>volume full screen functionality</text:p>
      <text:p text:style-name="P11">autoplay : video starts to load on being loaded</text:p>
      <text:p text:style-name="P11">muted : video is muted on start</text:p>
      <text:p text:style-name="P10"/>
      <text:p text:style-name="P10"/>
      <text:p text:style-name="P5"><text:span text:style-name="T6">Challenge : </text:span><text:span text:style-name="T9">how to change video speed using div, how to get values from it ? If that would </text:span></text:p>
      <text:p text:style-name="P12">have been a slider , then it would have been a cake walk.</text:p>
      <text:p text:style-name="P12"/>
      <text:p text:style-name="P6"><text:span text:style-name="T1">Hint : </text:span><text:span text:style-name="T10">mouse movement inside the div is changing the height of the div. &amp; corresponding</text:span></text:p>
      <text:p text:style-name="P6"><text:span text:style-name="T10">changes are used to manipulate video speed.</text:span><text:span text:style-name="T6"> </text:span></text:p>
      <text:p text:style-name="P13"/>
      <text:p text:style-name="P13"/>
      <text:p text:style-name="P14">Added events : mousedown, mousemove, mouseup</text:p>
      <text:p text:style-name="P13"/>
      <text:p text:style-name="P18">Challenge : <text:span text:style-name="T7">is to get the coordinate of the top of the div &amp; using that get </text:span></text:p>
      <text:p text:style-name="P20">a value change to change the video speed.</text:p>
      <text:p text:style-name="P20"/>
      <text:p text:style-name="P7">Mouse coordinate :</text:p>
      <text:p text:style-name="P15"/>
      <text:p text:style-name="P17">clientX : <text:span text:style-name="T4">measures coordinate w.r.t the window</text:span></text:p>
      <text:p text:style-name="P17"/>
      <text:p text:style-name="P17">pageX : <text:span text:style-name="T4">measures coordinate w.r.t the window, but it differs from </text:span></text:p>
      <text:p text:style-name="P15"><text:tab/><text:tab/>clientX, as we will discuss.</text:p>
      <text:p text:style-name="P15"/>
      <text:p text:style-name="P17">ScreenX<text:span text:style-name="T4"> : measures distance from edge of the screeen ( physical ) </text:span></text:p>
      <text:p text:style-name="P15"/>
      <text:p text:style-name="P17">offsetX : <text:span text:style-name="T4">measures distance in w.r.t to the element, it does not account</text:span></text:p>
      <text:p text:style-name="P17"><text:span text:style-name="T4">for padding &amp; margins, </text:span><text:span text:style-name="T5">&amp; its ancestor height &amp; width </text:span></text:p>
      <text:p text:style-name="P17"/>
      <text:p text:style-name="P17">pageX vs clientX</text:p>
      <text:p text:style-name="P15">-&gt; pageX calculates the coordinate from the beginning of the actual document.</text:p>
      <text:p text:style-name="P15"/>
      <text:p text:style-name="P15">-&gt; clientX calculates coordinate w.r.t visible part of the document on the screen.</text:p>
      <text:p text:style-name="P21"/>
      <text:p text:style-name="P21"/>
      <text:p text:style-name="P16"><text:span text:style-name="T6">Html_element.</text:span><text:span text:style-name="T11">offsetTop : </text:span><text:span text:style-name="T6">in layman language it gave the distance of top of html element from top.</text:span></text:p>
      <text:p text:style-name="P16"><text:span text:style-name="T6">Html_element.</text:span><text:span text:style-name="T11">offsetHeigt : </text:span><text:span text:style-name="T6">in layman language it gives the height of the html element.</text:span></text:p>
      <text:p text:style-name="P22"/>
      <text:p text:style-name="P22"><text:soft-page-break/></text:p>
      <text:p text:style-name="P19">Challenge : <text:span text:style-name="T2">speed slider css animation is left to be done for revision.</text:span></text:p>
      <text:p text:style-name="P19"><text:span text:style-name="T2"/></text:p>
      <text:p text:style-name="P19"><text:span text:style-name="T2">.</text:span><text:span text:style-name="T3">tofixed() // keeps value upto 2 decimal places.</text:span></text:p>
      <text:p text:style-name="P19"><text:span text:style-name="T2"/></text:p>
      <text:p text:style-name="P19"><text:span text:style-name="T2"/></text:p>
      <text:p text:style-name="P19"><text:span text:style-name="T2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3-02T22:38:49.419920852</meta:creation-date>
    <dc:date>2021-03-03T00:53:50.909420165</dc:date>
    <meta:editing-duration>PT1H36M13S</meta:editing-duration>
    <meta:editing-cycles>22</meta:editing-cycles>
    <meta:generator>LibreOffice/7.0.4.2$Linux_X86_64 LibreOffice_project/1c5f81ee28659974774060c3fe084e73b3bd074b</meta:generator>
    <meta:document-statistic meta:table-count="0" meta:image-count="0" meta:object-count="0" meta:page-count="2" meta:paragraph-count="29" meta:word-count="294" meta:character-count="1660" meta:non-whitespace-character-count="1382"/>
  </office:meta>
</office:document-meta>
</file>